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e8c2" officeooo:paragraph-rsid="001be8c2"/>
    </style:style>
    <style:style style:name="P2" style:family="paragraph" style:parent-style-name="Standard">
      <style:text-properties officeooo:rsid="001be8c2" officeooo:paragraph-rsid="00238743"/>
    </style:style>
    <style:style style:name="P3" style:family="paragraph" style:parent-style-name="Standard">
      <style:text-properties officeooo:rsid="001bf10b" officeooo:paragraph-rsid="001bf10b"/>
    </style:style>
    <style:style style:name="P4" style:family="paragraph" style:parent-style-name="Standard">
      <style:text-properties officeooo:rsid="001bf10b" officeooo:paragraph-rsid="00227319"/>
    </style:style>
    <style:style style:name="P5" style:family="paragraph" style:parent-style-name="Standard">
      <style:text-properties officeooo:rsid="001c0b44" officeooo:paragraph-rsid="001c0b44"/>
    </style:style>
    <style:style style:name="P6" style:family="paragraph" style:parent-style-name="Standard">
      <style:text-properties officeooo:rsid="001defeb" officeooo:paragraph-rsid="001defeb"/>
    </style:style>
    <style:style style:name="P7" style:family="paragraph" style:parent-style-name="Standard">
      <style:text-properties fo:color="#000000" officeooo:rsid="001bf10b" officeooo:paragraph-rsid="001bf10b"/>
    </style:style>
    <style:style style:name="P8" style:family="paragraph" style:parent-style-name="Standard">
      <style:text-properties fo:color="#000000" officeooo:rsid="001defeb" officeooo:paragraph-rsid="001c0b44"/>
    </style:style>
    <style:style style:name="P9" style:family="paragraph" style:parent-style-name="Standard">
      <style:text-properties officeooo:rsid="00238743" officeooo:paragraph-rsid="00238743"/>
    </style:style>
    <style:style style:name="P10" style:family="paragraph" style:parent-style-name="Standard">
      <style:text-properties fo:font-weight="bold" officeooo:rsid="00238743" officeooo:paragraph-rsid="00238743" style:font-weight-asian="bold" style:font-weight-complex="bold"/>
    </style:style>
    <style:style style:name="P11" style:family="paragraph" style:parent-style-name="Standard" style:list-style-name="L1">
      <style:text-properties officeooo:paragraph-rsid="001be8c2"/>
    </style:style>
    <style:style style:name="P12" style:family="paragraph" style:parent-style-name="Standard" style:list-style-name="L1">
      <style:text-properties officeooo:rsid="001be8c2" officeooo:paragraph-rsid="001be8c2"/>
    </style:style>
    <style:style style:name="P13" style:family="paragraph" style:parent-style-name="Standard" style:list-style-name="L2">
      <style:text-properties officeooo:rsid="001be8c2" officeooo:paragraph-rsid="001be8c2"/>
    </style:style>
    <style:style style:name="P14" style:family="paragraph" style:parent-style-name="Standard" style:list-style-name="L3">
      <style:text-properties officeooo:rsid="001bf10b" officeooo:paragraph-rsid="00238743"/>
    </style:style>
    <style:style style:name="P15" style:family="paragraph" style:parent-style-name="Standard">
      <style:text-properties officeooo:paragraph-rsid="00263a4f"/>
    </style:style>
    <style:style style:name="T1" style:family="text">
      <style:text-properties officeooo:rsid="001be8c2"/>
    </style:style>
    <style:style style:name="T2" style:family="text">
      <style:text-properties style:text-position="super 58%" officeooo:rsid="001be8c2"/>
    </style:style>
    <style:style style:name="T3" style:family="text">
      <style:text-properties officeooo:rsid="001bf10b"/>
    </style:style>
    <style:style style:name="T4" style:family="text">
      <style:text-properties fo:color="#000000"/>
    </style:style>
    <style:style style:name="T5" style:family="text">
      <style:text-properties fo:color="#000000" officeooo:rsid="001defeb"/>
    </style:style>
    <style:style style:name="T6" style:family="text">
      <style:text-properties fo:color="#000000" officeooo:rsid="00227319"/>
    </style:style>
    <style:style style:name="T7" style:family="text">
      <style:text-properties fo:color="#ed1c24"/>
    </style:style>
    <style:style style:name="T8" style:family="text">
      <style:text-properties fo:color="#ed1c24" officeooo:rsid="001defeb"/>
    </style:style>
    <style:style style:name="T9" style:family="text">
      <style:text-properties fo:color="#ed1c24" style:text-position="super 58%"/>
    </style:style>
    <style:style style:name="T10" style:family="text">
      <style:text-properties officeooo:rsid="001f3970"/>
    </style:style>
    <style:style style:name="T11" style:family="text">
      <style:text-properties officeooo:rsid="00227319"/>
    </style:style>
    <style:style style:name="T12" style:family="text">
      <style:text-properties officeooo:rsid="00238743"/>
    </style:style>
    <style:style style:name="T13" style:family="text">
      <style:text-properties officeooo:rsid="00243fe8"/>
    </style:style>
    <style:style style:name="T14" style:family="text">
      <style:text-properties officeooo:rsid="00263a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Que hacemos</text:p>
      <text:p text:style-name="P10"/>
      <text:p text:style-name="P1"><text:bookmark-start text:name="__DdeLink__278_921251825"/>Parallel to the development of the main algorithm. We wanted to study if the flares from far-away stars were strong enough to be detected using <text:span text:style-name="T12">the already existing methods (namely the GSFLAI or SISTED algorithms [referencia])</text:span>.</text:p>
      <text:p text:style-name="P1"/>
      <text:p text:style-name="P15"><text:span text:style-name="T1">To study if this was feasible, several online databases were considered that collected information about past Gamma Ray Bursts.. </text:span></text:p>
      <text:p text:style-name="P15"/>
      <text:p text:style-name="P15"><text:a xlink:type="simple" xlink:href="http://www.mpe.mpg.de/~jcg/grbgen.html" text:style-name="Internet_20_link" text:visited-style-name="Visited_20_Internet_20_Link">http://www.mpe.mpg.de/~jcg/grbgen.html</text:a> <text:span text:style-name="T14">offers a collection of information</text:span></text:p>
      <text:p text:style-name="P15"/>
      <text:p text:style-name="P15">http://magnetars.ice.csic.es/#/parameters</text:p>
      <text:p text:style-name="P15"/>
      <text:p text:style-name="P15"><text:span text:style-name="T1">https://swift.gsfc.nasa.gov/</text:span></text:p>
      <text:p text:style-name="P2"/>
      <text:p text:style-name="P2"><text:span text:style-name="T12">The one we started working with was Neil Genrels</text:span> Swift <text:span text:style-name="T12">Observatory </text:span>databases, <text:span text:style-name="T12">a website maintained by NASA</text:span></text:p>
      <text:p text:style-name="P1"/>
      <text:p text:style-name="P1">In this website the most recent detected Gamma Ray Bursts (GRBs) can be seen. <text:bookmark-end text:name="__DdeLink__278_921251825"/></text:p>
      <text:p text:style-name="P1"/>
      <text:p text:style-name="P10">GRB que son?</text:p>
      <text:p text:style-name="P9"/>
      <text:p text:style-name="P1">GRBs are <text:span text:style-name="T12">similar to solar flares, poweful explosions that take place in the universe</text:span></text:p>
      <text:p text:style-name="P1"/>
      <text:p text:style-name="P10">Algoritmo en si</text:p>
      <text:p text:style-name="P2"><text:span text:style-name="T12">But because running this</text:span> GSFLAI algorithm<text:span text:style-name="T12">s (manuel has them)</text:span> is very costly (it’s execution may take up to <text:span text:style-name="T12">2</text:span> hours) we <text:span text:style-name="T12">didn’t want to test it with any source, therefore, the purpose of the this work <text:s/>was to write a quick script that yielded an ordered list of the best candidates.</text:span></text:p>
      <text:p text:style-name="P2"/>
      <text:p text:style-name="P1">For each GRB, the data obtained by the <text:span text:style-name="T12">diferent telescopes the </text:span>satellite is <text:span text:style-name="T12">equipped with are</text:span> given, <text:span text:style-name="T12">the </text:span>parameters <text:span text:style-name="T12">that are relevant to our study </text:span>were:</text:p>
      <text:p text:style-name="P1"/>
      <text:list xml:id="list1346871679" text:style-name="L1">
        <text:list-item>
          <text:p text:style-name="P11"><text:span text:style-name="T1">Name of the burst. The name is given by the date it was detected, for example: the GRB with name 190220A was detected the 20</text:span><text:span text:style-name="T2">th</text:span><text:span text:style-name="T1"> of February of 2019.</text:span></text:p>
        </text:list-item>
        <text:list-item>
          <text:p text:style-name="P12">Universal Time (UT) of the detection.</text:p>
        </text:list-item>
      </text:list>
      <text:list xml:id="list1518638273" text:style-name="L2">
        <text:list-item>
          <text:p text:style-name="P13">Its Ra and Declination are given (), ra and dec are bla bla bla, as seen in this image.</text:p>
        </text:list-item>
        <text:list-item>
          <text:p text:style-name="P13">The fluence detected by the BAT component, in units of keV, that is.</text:p>
        </text:list-item>
        <text:list-item>
          <text:p text:style-name="P13">The UVOT magnitude</text:p>
        </text:list-item>
      </text:list>
      <text:p text:style-name="P1"/>
      <text:p text:style-name="P9">Each GRB was going to be given a score based on its likeability to be detected by the algorithm. For that, using the previous parameters, we had to take into consideration two factors:</text:p>
      <text:p text:style-name="P9"/>
      <text:list xml:id="list224739481" text:style-name="L3">
        <text:list-item>
          <text:p text:style-name="P14">The strength of the burst, given by the UVOT magnitude. If this value was not available (as it was the case with many of the candidates) the BAT fluence was considered as its strength.</text:p>
          <text:p text:style-name="P14"/>
        </text:list-item>
        <text:list-item>
          <text:p text:style-name="P14">The angle between the burst and the Sun, in theory, the bursts that were having an effect on the night hemisphere would be more noticeable than those hitting the day one, where the sun would be having a bigger influence.</text:p>
        </text:list-item>
      </text:list>
      <text:p text:style-name="P9"/>
      <text:p text:style-name="P9"><text:soft-page-break/>Regarding the scrapping of the website to obtain the data and obtain this ordered list, <text:span text:style-name="T1">Python was chosen because the problem required a quick implementation, and Python’s libraries offered a great tool to develop a simple solution as quick as possible.</text:span></text:p>
      <text:p text:style-name="P1"/>
      <text:p text:style-name="P1">In the script, the website with the table of bursts <text:span text:style-name="T13">(see figure x)</text:span> is scrapped using <text:span text:style-name="T10">Python’s</text:span> BeautifulSoup library, <text:span text:style-name="T13">which has an HTML and XML parser that allows us to easily select and obtain data from a given website</text:span>.</text:p>
      <text:p text:style-name="P1"/>
      <text:p text:style-name="P1"><text:span text:style-name="T3">I</text:span>nsertion sort was used so we could insert every considered GRB into a list of sorted candidates as we were traversing the table. </text:p>
      <text:p text:style-name="P3"/>
      <text:p text:style-name="P4"><text:tab/>The computation of the angle between the GRB and the Sun is done as follows: as mentioned before, we are given the Ra and Dec of the burst, <text:span text:style-name="T11">but we need the one from the Sun at that exact moment</text:span>. Using an algorithm <text:span text:style-name="T11">written by P.T.Wallace (Rutherford Appleton Laboratory) provided by the project supervisor, Manuel Hernández-Pajares</text:span><text:span text:style-name="T4">, the Ra and Dec of any of the planets of the Solar System (as well as the Sun) can be computed if the date (year, month, day and UT) is given. </text:span><text:span text:style-name="T6"><text:s/></text:span></text:p>
      <text:p text:style-name="P7"/>
      <text:p text:style-name="P7">The dot product of the two unit vectors obtained from gave us the angle between the burst and the Sun.</text:p>
      <text:p text:style-name="P7"/>
      <text:p text:style-name="P7">Regarding the distribution of weight between both factors, strength and angle, we ….</text:p>
      <text:p text:style-name="P7"/>
      <text:p text:style-name="P5"><text:span text:style-name="T4">The </text:span><text:span text:style-name="T5">best 10 candidates of the </text:span><text:span text:style-name="T4">resulting sorted table </text:span><text:span text:style-name="T5">(</text:span><text:span text:style-name="T8">pie de pagina: </text:span><text:span text:style-name="T7">bursts registered up to the 26</text:span><text:span text:style-name="T9">th</text:span><text:span text:style-name="T7"> of February of 2019</text:span><text:span text:style-name="T8">)</text:span><text:span text:style-name="T4">, is shown </text:span><text:span text:style-name="T5">here:</text:span></text:p>
      <text:p text:style-name="P8"/>
      <text:p text:style-name="P6"><text:span text:style-name="T5">W</text:span><text:span text:style-name="T4">e proceeded to study these burst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21:33:00.578079731</meta:creation-date>
    <dc:date>2019-03-20T17:54:28.740344717</dc:date>
    <meta:editing-duration>PT28M38S</meta:editing-duration>
    <meta:editing-cycles>10</meta:editing-cycles>
    <meta:generator>LibreOffice/6.0.7.3$Linux_X86_64 LibreOffice_project/00m0$Build-3</meta:generator>
    <meta:document-statistic meta:table-count="0" meta:image-count="0" meta:object-count="0" meta:page-count="2" meta:paragraph-count="30" meta:word-count="632" meta:character-count="3625" meta:non-whitespace-character-count="3023"/>
  </office:meta>
</office:document-meta>
</file>